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svg:stroke-color="#2a6099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color="#bf0041" draw:fill="solid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016cm" svg:y1="20.685cm" svg:x2="2.016cm" svg:y2="21.955cm">
          <text:p/>
        </draw:line>
        <draw:line draw:style-name="gr1" draw:text-style-name="P1" draw:layer="layout" svg:x1="4.683cm" svg:y1="21.955cm" svg:x2="2.016cm" svg:y2="21.955cm">
          <text:p/>
        </draw:line>
        <draw:line draw:style-name="gr1" draw:text-style-name="P1" draw:layer="layout" svg:x1="4.684cm" svg:y1="21.955cm" svg:x2="2.016cm" svg:y2="20.685cm">
          <text:p/>
        </draw:line>
        <draw:line draw:style-name="gr1" draw:text-style-name="P1" draw:layer="layout" svg:x1="7.35cm" svg:y1="21.955cm" svg:x2="5.19cm" svg:y2="21.955cm">
          <text:p/>
        </draw:line>
        <draw:line draw:style-name="gr1" draw:text-style-name="P1" draw:layer="layout" svg:x1="6.207cm" svg:y1="20.05cm" svg:x2="5.19cm" svg:y2="21.955cm">
          <text:p/>
        </draw:line>
        <draw:line draw:style-name="gr1" draw:text-style-name="P1" draw:layer="layout" svg:x1="6.207cm" svg:y1="20.05cm" svg:x2="7.35cm" svg:y2="21.955cm">
          <text:p/>
        </draw:line>
        <draw:custom-shape draw:style-name="gr2" draw:text-style-name="P2" draw:layer="layout" svg:width="0.127cm" svg:height="0.127cm" svg:x="2.016cm" svg:y="21.8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223cm" svg:height="0.313cm" draw:transform="rotate (-3.14159265358979) translate (7.164cm 21.961cm)" svg:viewBox="0 0 224 314" svg:d="M0 312c93 16 171-60 210-135l14-68v-68l-14-41">
          <text:p/>
        </draw:path>
        <draw:path draw:style-name="gr3" draw:text-style-name="P1" draw:layer="layout" svg:width="0.223cm" svg:height="0.313cm" draw:transform="rotate (1.33954020090565) translate (5.26999607761678cm 21.8829981197844cm)" svg:viewBox="0 0 224 314" svg:d="M0 312c93 16 171-60 210-135l14-68v-68l-14-41">
          <text:p/>
        </draw:path>
        <draw:path draw:style-name="gr3" draw:text-style-name="P1" draw:layer="layout" svg:width="0.194cm" svg:height="0.323cm" draw:transform="rotate (-1.15401170141865) translate (6.3342971056234cm 20.2589219643201cm)" svg:viewBox="0 0 195 324" svg:d="M0 316c84 33 162-44 179-120l16-68-16-81-39-47">
          <text:p/>
        </draw:path>
        <draw:frame draw:style-name="gr4" draw:text-style-name="P2" draw:layer="layout" svg:width="1.533cm" svg:height="0.389cm" svg:x="2.515cm" svg:y="22.3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1.771cm" svg:height="0.389cm" svg:x="5.445cm" svg:y="22.3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" draw:text-style-name="P1" draw:layer="layout" svg:x1="1.762cm" svg:y1="24.876cm" svg:x2="3.159cm" svg:y2="24.876cm">
          <text:p/>
        </draw:line>
        <draw:line draw:style-name="gr1" draw:text-style-name="P1" draw:layer="layout" svg:x1="1.762cm" svg:y1="24.876cm" svg:x2="2.397cm" svg:y2="23.352cm">
          <text:p/>
        </draw:line>
        <draw:line draw:style-name="gr1" draw:text-style-name="P1" draw:layer="layout" svg:x1="3.159cm" svg:y1="24.876cm" svg:x2="2.397cm" svg:y2="23.352cm">
          <text:p/>
        </draw:line>
        <draw:path draw:style-name="gr3" draw:text-style-name="P1" draw:layer="layout" svg:width="0.223cm" svg:height="0.313cm" draw:transform="rotate (1.33954020090565) translate (1.82799607761678cm 24.8039981197844cm)" svg:viewBox="0 0 224 314" svg:d="M0 312c93 16 171-60 210-135l14-68v-68l-14-41">
          <text:p/>
        </draw:path>
        <draw:path draw:style-name="gr3" draw:text-style-name="P1" draw:layer="layout" svg:width="0.223cm" svg:height="0.313cm" draw:transform="rotate (-3.14159265358979) translate (3.002cm 24.876cm)" svg:viewBox="0 0 224 314" svg:d="M0 312c93 16 171-60 210-135l14-68v-68l-14-41">
          <text:p/>
        </draw:path>
        <draw:frame draw:style-name="gr4" draw:text-style-name="P2" draw:layer="layout" svg:width="1.186cm" svg:height="0.389cm" svg:x="1.762cm" svg:y="25.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4.048cm" svg:y1="24.876cm" svg:x2="6.969cm" svg:y2="24.876cm">
          <text:p/>
        </draw:line>
        <draw:line draw:style-name="gr1" draw:text-style-name="P1" draw:layer="layout" svg:x1="7.73cm" svg:y1="23.86cm" svg:x2="6.969cm" svg:y2="24.876cm">
          <text:p/>
        </draw:line>
        <draw:line draw:style-name="gr1" draw:text-style-name="P1" draw:layer="layout" svg:x1="7.731cm" svg:y1="23.86cm" svg:x2="4.047cm" svg:y2="24.876cm">
          <text:p/>
        </draw:line>
        <draw:frame draw:style-name="gr4" draw:text-style-name="P2" draw:layer="layout" svg:width="1.28cm" svg:height="0.389cm" svg:x="5.064cm" svg:y="25.1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path draw:style-name="gr3" draw:text-style-name="P1" draw:layer="layout" svg:width="0.59cm" svg:height="0.488cm" draw:transform="skewX (-0.0809832772925368) rotate (0.942477796076938) translate (6.32962542382359cm 24.8684583793244cm)" svg:viewBox="0 0 591 489" svg:d="M0 14c148-51 293 45 394 147l79 100 76 118 42 110">
          <text:p/>
        </draw:path>
        <draw:line draw:style-name="gr1" draw:text-style-name="P1" draw:layer="layout" svg:x1="6.207cm" svg:y1="21.828cm" svg:x2="6.207cm" svg:y2="22.082cm">
          <text:p/>
        </draw:line>
        <draw:line draw:style-name="gr1" draw:text-style-name="P1" draw:layer="layout" svg:x1="5.572cm" svg:y1="20.939cm" svg:x2="5.826cm" svg:y2="21.193cm">
          <text:p/>
        </draw:line>
        <draw:line draw:style-name="gr1" draw:text-style-name="P1" draw:layer="layout" svg:x1="6.969cm" svg:y1="20.939cm" svg:x2="6.715cm" svg:y2="21.193cm">
          <text:p/>
        </draw:line>
        <draw:line draw:style-name="gr1" draw:text-style-name="P1" draw:layer="layout" svg:x1="5.572cm" svg:y1="20.939cm" svg:x2="5.826cm" svg:y2="21.193cm">
          <text:p/>
        </draw:line>
        <draw:line draw:style-name="gr1" draw:text-style-name="P1" draw:layer="layout" svg:x1="2.016cm" svg:y1="23.987cm" svg:x2="2.27cm" svg:y2="24.241cm">
          <text:p/>
        </draw:line>
        <draw:line draw:style-name="gr1" draw:text-style-name="P1" draw:layer="layout" svg:x1="2.905cm" svg:y1="23.987cm" svg:x2="2.651cm" svg:y2="24.24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3T20:19:46.995485951</dc:date>
    <meta:editing-duration>PT3H7M45S</meta:editing-duration>
    <meta:editing-cycles>40</meta:editing-cycles>
    <meta:generator>LibreOffice/6.4.7.2$Linux_X86_64 LibreOffice_project/40$Build-2</meta:generator>
    <meta:document-statistic meta:object-count="29"/>
  </office:meta>
</office:document-meta>
</file>

<file path=Object 1/content.xml><?xml version="1.0" encoding="utf-8"?>
<math xmlns="http://www.w3.org/1998/Math/MathML" display="block">
  <semantics>
    <mi mathvariant="italic">rectangle</mi>
    <annotation encoding="StarMath 5.0">rectangle</annotation>
  </semantics>
</math>
</file>

<file path=Object 2/content.xml><?xml version="1.0" encoding="utf-8"?>
<math xmlns="http://www.w3.org/1998/Math/MathML" display="block">
  <semantics>
    <mi mathvariant="italic">équilatéral</mi>
    <annotation encoding="StarMath 5.0">équilatéral</annotation>
  </semantics>
</math>
</file>

<file path=Object 3/content.xml><?xml version="1.0" encoding="utf-8"?>
<math xmlns="http://www.w3.org/1998/Math/MathML" display="block">
  <semantics>
    <mi mathvariant="italic">isocèle</mi>
    <annotation encoding="StarMath 5.0">isocèle</annotation>
  </semantics>
</math>
</file>

<file path=Object 4/content.xml><?xml version="1.0" encoding="utf-8"?>
<math xmlns="http://www.w3.org/1998/Math/MathML" display="block">
  <semantics>
    <mi mathvariant="italic">scalène</mi>
    <annotation encoding="StarMath 5.0">scalène</annotation>
  </semantics>
</math>
</file>